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1000002F0000000D8BA55A4D90BC2DC50.png" manifest:media-type="image/png"/>
  <manifest:file-entry manifest:full-path="Pictures/10000001000002E9000000CE738AD2763412810B.png" manifest:media-type="image/png"/>
  <manifest:file-entry manifest:full-path="Pictures/10000001000000A5000000AAD740276D828E2D1A.png" manifest:media-type="image/png"/>
  <manifest:file-entry manifest:full-path="Pictures/10000000000003E800000226CB345F3F07AC6813.png" manifest:media-type="image/png"/>
  <manifest:file-entry manifest:full-path="Pictures/100000010000005400000020E09C7E08D7AA4897.png" manifest:media-type="image/png"/>
  <manifest:file-entry manifest:full-path="Pictures/10000001000001AB000000CE9BD70828CC4E2AF4.png" manifest:media-type="image/png"/>
  <manifest:file-entry manifest:full-path="Media/Factory24.mp3" manifest:media-type="application/vnd.sun.star.media"/>
  <manifest:file-entry manifest:full-path="Media/def07.mp3" manifest:media-type="application/vnd.sun.star.media"/>
  <manifest:file-entry manifest:full-path="Media/Factory22.mp3" manifest:media-type="application/vnd.sun.star.media"/>
  <manifest:file-entry manifest:full-path="Media/def05.mp3" manifest:media-type="application/vnd.sun.star.media"/>
  <manifest:file-entry manifest:full-path="Media/def03.mp3" manifest:media-type="application/vnd.sun.star.media"/>
  <manifest:file-entry manifest:full-path="Media/def01.mp3" manifest:media-type="application/vnd.sun.star.media"/>
  <manifest:file-entry manifest:full-path="Media/def02.mp3" manifest:media-type="application/vnd.sun.star.media"/>
  <manifest:file-entry manifest:full-path="Media/def04.mp3" manifest:media-type="application/vnd.sun.star.media"/>
  <manifest:file-entry manifest:full-path="Media/def06.mp3" manifest:media-type="application/vnd.sun.star.media"/>
  <manifest:file-entry manifest:full-path="Media/Factory23.mp3" manifest:media-type="application/vnd.sun.star.media"/>
  <manifest:file-entry manifest:full-path="Media/Factory25.mp3" manifest:media-type="application/vnd.sun.star.media"/>
  <manifest:file-entry manifest:full-path="Media/def08.mp3"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2.346cm"/>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311cm"/>
      <style:paragraph-properties style:writing-mode="lr-tb"/>
    </style:style>
    <style:style style:name="P1" style:family="paragraph">
      <style:paragraph-properties style:writing-mode="lr-tb"/>
      <style:text-properties fo:color="#ffff00" loext:opacity="100%" fo:font-size="42pt" fo:font-weight="bold" style:font-weight-asian="bold" style:font-weight-complex="bold"/>
    </style:style>
    <style:style style:name="P2" style:family="paragraph">
      <style:paragraph-properties fo:margin-left="0cm" fo:margin-right="0cm" fo:margin-top="0.5cm" fo:margin-bottom="0cm" fo:text-indent="0cm"/>
    </style:style>
    <style:style style:name="P3" style:family="paragraph">
      <style:paragraph-properties style:writing-mode="lr-tb"/>
      <style:text-properties fo:font-size="42pt"/>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loext:opacity="100%" fo:font-size="42pt" fo:font-weight="bold" style:font-weight-asian="bold" style:font-weight-complex="bold"/>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text-align="center"/>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fo:color="#ffff00" loext:opacity="100%" fo:font-size="42pt" fo:font-weight="bold" style:font-weight-asian="bold" style:font-weight-complex="bold"/>
    </style:style>
    <style:style style:name="T2" style:family="text">
      <style:text-properties fo:font-size="42pt" fo:font-weight="normal" style:font-size-asian="42pt" style:font-weight-asian="normal" style:font-size-complex="42pt" style:font-weight-complex="normal"/>
    </style:style>
    <style:style style:name="T3" style:family="text">
      <style:text-properties fo:font-size="42pt" style:font-size-asian="42pt" style:font-size-complex="42pt"/>
    </style:style>
    <style:style style:name="T4" style:family="text">
      <style:text-properties fo:color="#000000" loext:opacity="100%" fo:font-size="42pt" fo:font-weight="bold" style:font-weight-asian="bold" style:font-weight-complex="bold"/>
    </style:style>
    <style:style style:name="T5" style:family="text">
      <style:text-properties fo:color="#ffff00" loext:opacity="100%" fo:font-size="42pt" fo:font-weight="normal" style:font-size-asian="42pt" style:font-weight-asian="normal" style:font-size-complex="42pt" style:font-weight-complex="normal"/>
    </style:style>
    <style:style style:name="T6" style:family="text">
      <style:text-properties fo:color="#000000" loext:opacity="100%" fo:font-size="42pt" fo:font-weight="normal" style:font-size-asian="42pt" style:font-weight-asian="normal" style:font-size-complex="42pt" style:font-weight-complex="normal"/>
    </style:style>
    <style:style style:name="T7" style:family="text">
      <style:text-properties fo:color="#ffff00" loext:opacity="100%"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text:span><text:span text:style-name="T2">way to create objects without specifying the exact class of object that will be </text:span><text:span text:style-name="T2">created. The pattern provides an interface or abstract class for creating </text:span><text:span text:style-name="T2">objects, and allows subclasses to decide which class to instantiate. This </text:span><text:span text:style-name="T2">pattern helps to create objects in a more flexible and maintainable way, as it </text:span><text:span text:style-name="T2">allows you to add new object types without having to change the existing </text:span><text:span text:style-name="T2">code</text:span><text:span text:style-name="T3">.</text:span></text:p>
              </text:list-header>
            </text:list>
          </draw:text-box>
        </draw:frame>
        <draw:frame draw:style-name="standard" draw:layer="layout" svg:width="4.999cm" svg:height="4.999cm" svg:x="-0.635cm" svg:y="15.875cm">
          <draw:plugin xlink:href="Media/def01.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5">The Factory Design Pattern is a creational design pattern that provides a way to create objects without specifying the exact class of object that will be created.</text:span><text:span text:style-name="T2"> The pattern provides an interface or abstract class for creating objects,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cm" svg:y="16.51cm">
          <draw:plugin xlink:href="Media/def0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ext:span><text:span text:style-name="T5">The pattern provides an interface or abstract class for creating objects,</text:span><text:span text:style-name="T2"> and allows subclasses to decide which class to instantiate.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cm" svg:y="15.956cm">
          <draw:plugin xlink:href="Media/def03.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text:span><text:span text:style-name="T5">and allows subclasses to decide which class to instantiate.</text:span><text:span text:style-name="T2"> This pattern helps to create objects in a more flexible and maintainable way, as it allows you to add new object types without having to change the existing code</text:span><text:span text:style-name="T3">.</text:span></text:p>
              </text:list-header>
            </text:list>
          </draw:text-box>
        </draw:frame>
        <draw:frame draw:style-name="standard" draw:layer="layout" svg:width="4.999cm" svg:height="4.999cm" svg:x="0.716cm" svg:y="15.956cm">
          <draw:plugin xlink:href="Media/def04.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hat provides a way to create objects without specifying the exact class of object that will be created. The pattern provides an interface or abstract class for creating objects, and allows subclasses to decide which class to instantiate. </text:span><text:span text:style-name="T5">This pattern helps to create objects in a more flexible and maintainable way, </text:span><text:span text:style-name="T2">as it allows you to add new object types without having to change the existing code</text:span><text:span text:style-name="T3">.</text:span></text:p>
              </text:list-header>
            </text:list>
          </draw:text-box>
        </draw:frame>
        <draw:frame draw:style-name="standard" draw:layer="layout" svg:width="4.999cm" svg:height="4.999cm" svg:x="-0.554cm" svg:y="15.75cm">
          <draw:plugin xlink:href="Media/def05.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text:span text:style-name="T4">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2">The Factory Design Pattern is a creational design pattern </text:span><text:span text:style-name="T2">that provides a way to create objects without specifying </text:span><text:span text:style-name="T2">the exact class of object that will be created. The pattern </text:span><text:span text:style-name="T2">provides an interface or abstract class for creating </text:span><text:span text:style-name="T2">objects, and allows subclasses to decide which class to </text:span><text:span text:style-name="T2">instantiate. </text:span><text:span text:style-name="T6">This pattern helps to create objects in a more </text:span><text:span text:style-name="T6">flexible and maintainable way,</text:span><text:span text:style-name="T5"> as it allows you to add new </text:span><text:span text:style-name="T5">object types without having to change the existing code</text:span><text:span text:style-name="T3">.</text:span></text:p>
              </text:list-header>
            </text:list>
          </draw:text-box>
        </draw:frame>
        <draw:frame draw:style-name="standard" draw:layer="layout" svg:width="4.999cm" svg:height="4.999cm" svg:x="0cm" svg:y="15.321cm">
          <draw:plugin xlink:href="Media/def06.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 draw:layer="layout" svg:width="25.199cm" svg:height="3.311cm" svg:x="1.4cm" svg:y="0.287cm" presentation:class="title" presentation:user-transformed="true">
          <draw:text-box>
            <text:p><text:span text:style-name="T1">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draw:frame draw:style-name="standard" draw:layer="layout" svg:width="4.999cm" svg:height="4.999cm" svg:x="0cm" svg:y="15.75cm">
          <draw:plugin xlink:href="Media/def07.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ext:span><text:span text:style-name="T4">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7">Define a factory interface or abstract class that declares a method for </text:span><text:span text:style-name="T7">creating objects</text:span><text:span text:style-name="T3">.</text:span></text:p>
                <text:p text:style-name="P2"><text:span text:style-name="T3">Create concrete classes that implement the factory interface or abstract </text:span><text:span text:style-name="T3">class, each of which is responsible for creating a specific type of object.</text:span></text:p>
                <text:p text:style-name="P2"><text:span text:style-name="T3">Define a client that uses the factory to create objects, without having to </text:span><text:span text:style-name="T3">know the specific class of object being created.</text:span></text:p>
                <text:p text:style-name="P2"><text:span text:style-name="T3">The client calls the factory method to create the object, which is returned as </text:span><text:span text:style-name="T3">an interface or abstract class type.</text:span></text:p>
                <text:p text:style-name="P2"><text:span text:style-name="T3">The client then uses the object without knowing the specific class type, as </text:span><text:span text:style-name="T3">the factory has created the object based on the parameters passed in.</text:span></text:p>
              </text:list-header>
            </text:list>
          </draw:text-box>
        </draw:frame>
        <draw:frame draw:style-name="standard" draw:layer="layout" svg:width="4.999cm" svg:height="4.999cm" svg:x="-0.635cm" svg:y="15.956cm">
          <draw:plugin xlink:href="Media/def08.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7">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presentation:notes draw:style-name="dp2">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5" draw:layer="layout" svg:width="25.199cm" svg:height="3.311cm" svg:x="1.4cm" svg:y="0.287cm" presentation:class="title" presentation:user-transformed="true">
          <draw:text-box>
            <text:p><text:span text:style-name="T4">Here is an outline description of the Factory Design Pattern:</text:span></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2"><text:span text:style-name="T3">Define a factory interface or abstract class that declares a method for creating objects.</text:span></text:p>
                <text:p text:style-name="P2"><text:span text:style-name="T3">Create concrete classes that implement the factory interface or abstract class, each of which is responsible for creating a specific type of object.</text:span></text:p>
                <text:p text:style-name="P2"><text:span text:style-name="T3">Define a client that uses the factory to create objects, without having to know the specific class of object being created.</text:span></text:p>
                <text:p text:style-name="P2"><text:span text:style-name="T3">The client calls the factory method to create the object, which is returned as an interface or abstract class type.</text:span></text:p>
                <text:p text:style-name="P2"><text:span text:style-name="T3">The client then uses the object without knowing the specific class type, as the factory has created the object based on the parameters passed in.</text:span></text:p>
              </text:list-header>
            </text:list>
          </draw:text-box>
        </draw:frame>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2" draw:text-style-name="P7" draw:layer="layout" svg:width="2.222cm" svg:height="0.846cm" svg:x="4.567cm" svg:y="5.666cm">
          <draw:image xlink:href="Pictures/100000010000005400000020E09C7E08D7AA4897.png" xlink:type="simple" xlink:show="embed" xlink:actuate="onLoad" draw:mime-type="image/png">
            <text:p/>
          </draw:image>
        </draw:frame>
        <draw:frame draw:style-name="standard" draw:layer="layout" svg:width="4.999cm" svg:height="4.999cm" svg:x="10.795cm" svg:y="15.75cm">
          <draw:plugin xlink:href="Media/Factory2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draw:style-name="gr2" draw:text-style-name="P7" draw:layer="layout" svg:width="4.365cm" svg:height="4.497cm" svg:x="3.443cm" svg:y="5.565cm">
          <draw:image xlink:href="Pictures/10000001000000A5000000AAD740276D828E2D1A.png" xlink:type="simple" xlink:show="embed" xlink:actuate="onLoad" draw:mime-type="image/png">
            <text:p/>
          </draw:image>
        </draw:frame>
        <draw:frame draw:style-name="standard" draw:layer="layout" svg:width="4.999cm" svg:height="4.999cm" svg:x="10.795cm" svg:y="16.51cm">
          <draw:plugin xlink:href="Media/Factory23.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draw:style-name="gr2" draw:text-style-name="P8" draw:layer="layout" svg:width="11.297cm" svg:height="5.449cm" svg:x="3.487cm" svg:y="4.662cm">
          <draw:image xlink:href="Pictures/10000001000001AB000000CE9BD70828CC4E2AF4.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3" draw:text-style-name="P8" draw:layer="layout" svg:width="19.71cm" svg:height="5.449cm" svg:x="3.481cm" svg:y="4.662cm">
          <draw:image xlink:href="Pictures/10000001000002E9000000CE738AD2763412810B.png" xlink:type="simple" xlink:show="embed" xlink:actuate="onLoad" draw:mime-type="image/png">
            <text:p text:style-name="P9"><text:s/></text:p>
          </draw:image>
        </draw:frame>
        <draw:frame draw:style-name="standard" draw:layer="layout" svg:width="4.999cm" svg:height="4.999cm" svg:x="9.525cm" svg:y="16.51cm">
          <draw:plugin xlink:href="Media/Factory24.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draw:style-name="gr4" draw:text-style-name="P10" draw:layer="layout" svg:width="2.09cm" svg:height="2.596cm" svg:x="13.285cm" svg:y="7.164cm">
          <draw:text-box>
            <text:p/>
          </draw:text-box>
        </draw:frame>
        <draw:frame draw:style-name="gr2" draw:text-style-name="P7" draw:layer="layout" svg:width="19.896cm" svg:height="5.714cm" svg:x="3.588cm" svg:y="4.63cm">
          <draw:image xlink:href="Pictures/10000001000002F0000000D8BA55A4D90BC2DC50.png" xlink:type="simple" xlink:show="embed" xlink:actuate="onLoad" draw:mime-type="image/png">
            <text:p/>
          </draw:image>
        </draw:frame>
        <draw:frame draw:style-name="standard" draw:layer="layout" svg:width="4.999cm" svg:height="4.999cm" svg:x="10.876cm" svg:y="16.591cm">
          <draw:plugin xlink:href="Media/Factory25.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8.624cm" svg:height="10.476cm" svg:x="1.482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3E800000226CB345F3F07AC681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26T16:12:36.412951817</meta:creation-date>
    <dc:date>2023-03-09T12:56:13.479368761</dc:date>
    <meta:editing-duration>P1DT13H54M52S</meta:editing-duration>
    <meta:editing-cycles>10</meta:editing-cycles>
    <meta:generator>LibreOffice/7.3.7.2$Linux_X86_64 LibreOffice_project/30$Build-2</meta:generator>
    <meta:document-statistic meta:object-count="97"/>
  </office:meta>
</office:document-meta>
</file>